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912cm" fo:min-width="4.98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539cm" fo:min-width="7.09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4cm" fo:min-width="7.79cm"/>
      <style:paragraph-properties style:writing-mode="lr-tb"/>
    </style:style>
    <style:style style:name="gr4" style:family="graphic" style:parent-style-name="objectwithoutfill">
      <style:graphic-properties draw:marker-end="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8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4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14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3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objectwithoutfill">
      <style:graphic-properties draw:marker-start="" draw:marker-end="Arrow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 style:writing-mode="lr-tb"/>
      <style:text-properties fo:font-size="18pt"/>
    </style:style>
    <style:style style:name="P4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fo:font-size="18pt" fo:background-color="transparent"/>
    </style:style>
    <style:style style:name="P1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font-size="18pt"/>
    </style:style>
    <style:style style:name="T4" style:family="text">
      <style:text-properties style:use-window-font-color="true" fo:font-size="18pt" fo:background-color="transparen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1cm" svg:height="7.3cm" svg:x="25.822cm" svg:y="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751cm" svg:height="7.3cm" svg:x="25.822cm" svg:y="28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751cm" svg:height="7.3cm" svg:x="25.822cm" svg:y="19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7.751cm" svg:height="7.3cm" svg:x="25.822cm" svg:y="11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4.199cm" svg:x="1.599cm" svg:y="18.9cm">
          <text:p text:style-name="P2"><text:span text:style-name="T1">Custo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8.7cm" svg:height="4.2cm" svg:x="48.798cm" svg:y="18.898cm">
          <text:p text:style-name="P4"><text:span text:style-name="T2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26.898cm" svg:y1="4.098cm" svg:x2="32.498cm" svg:y2="4.098cm">
          <text:p/>
        </draw:line>
        <draw:line draw:style-name="gr4" draw:text-style-name="P6" draw:layer="layout" svg:x1="26.799cm" svg:y1="29.298cm" svg:x2="32.399cm" svg:y2="29.298cm">
          <text:p/>
        </draw:line>
        <draw:line draw:style-name="gr4" draw:text-style-name="P6" draw:layer="layout" svg:x1="26.898cm" svg:y1="20.899cm" svg:x2="32.498cm" svg:y2="20.899cm">
          <text:p/>
        </draw:line>
        <draw:line draw:style-name="gr4" draw:text-style-name="P6" draw:layer="layout" svg:x1="26.898cm" svg:y1="12.598cm" svg:x2="32.498cm" svg:y2="12.598cm">
          <text:p/>
        </draw:line>
        <draw:frame draw:style-name="gr5" draw:text-style-name="P8" draw:layer="layout" svg:width="1.883cm" svg:height="1.615cm" svg:x="28.999cm" svg:y="3.198cm">
          <draw:text-box>
            <text:p text:style-name="P7"><text:span text:style-name="T3">0.1</text:span></text:p>
          </draw:text-box>
        </draw:frame>
        <draw:frame draw:style-name="gr5" draw:text-style-name="P8" draw:layer="layout" svg:width="1.883cm" svg:height="1.615cm" svg:x="28.916cm" svg:y="28.399cm">
          <draw:text-box>
            <text:p text:style-name="P7"><text:span text:style-name="T3">0.4</text:span></text:p>
          </draw:text-box>
        </draw:frame>
        <draw:frame draw:style-name="gr5" draw:text-style-name="P8" draw:layer="layout" svg:width="1.883cm" svg:height="1.615cm" svg:x="28.799cm" svg:y="19.998cm">
          <draw:text-box>
            <text:p text:style-name="P7"><text:span text:style-name="T3">0.3</text:span></text:p>
          </draw:text-box>
        </draw:frame>
        <draw:frame draw:style-name="gr5" draw:text-style-name="P8" draw:layer="layout" svg:width="1.883cm" svg:height="1.615cm" svg:x="28.899cm" svg:y="11.637cm">
          <draw:text-box>
            <text:p text:style-name="P7"><text:span text:style-name="T3">0.2</text:span></text:p>
          </draw:text-box>
        </draw:frame>
        <draw:frame draw:style-name="gr6" draw:text-style-name="P9" draw:layer="layout" svg:width="7.4cm" svg:height="1.688cm" svg:x="9cm" svg:y="4.799cm">
          <draw:text-box>
            <text:p><text:span text:style-name="T3">Customer’s Information</text:span></text:p>
          </draw:text-box>
        </draw:frame>
        <draw:frame draw:style-name="gr6" draw:text-style-name="P9" draw:layer="layout" svg:width="7.8cm" svg:height="1.688cm" svg:x="11.998cm" svg:y="6.798cm">
          <draw:text-box>
            <text:p><text:span text:style-name="T3">Confirmed Information</text:span></text:p>
          </draw:text-box>
        </draw:frame>
        <draw:frame draw:style-name="gr7" draw:text-style-name="P9" draw:layer="layout" svg:width="7.9cm" svg:height="2.099cm" svg:x="14.199cm" svg:y="13.198cm">
          <draw:text-box>
            <text:p><text:span text:style-name="T3">List Bank Offers</text:span></text:p>
          </draw:text-box>
        </draw:frame>
        <draw:frame draw:style-name="gr6" draw:text-style-name="P10" draw:layer="layout" svg:width="5cm" svg:height="1.688cm" svg:x="19.499cm" svg:y="14.298cm">
          <draw:text-box>
            <text:p><text:span text:style-name="T4">Chosen Offer</text:span></text:p>
          </draw:text-box>
        </draw:frame>
        <draw:frame draw:style-name="gr6" draw:text-style-name="P9" draw:layer="layout" svg:width="7.301cm" svg:height="1.688cm" svg:x="13.898cm" svg:y="23.999cm">
          <draw:text-box>
            <text:p><text:span text:style-name="T3">Payment/Transaction</text:span></text:p>
          </draw:text-box>
        </draw:frame>
        <draw:frame draw:style-name="gr6" draw:text-style-name="P9" draw:layer="layout" svg:width="8.5cm" svg:height="1.688cm" svg:x="14.399cm" svg:y="31.898cm">
          <draw:text-box>
            <text:p><text:span text:style-name="T3">Request Status Update</text:span></text:p>
          </draw:text-box>
        </draw:frame>
        <draw:frame draw:style-name="gr6" draw:text-style-name="P9" draw:layer="layout" svg:width="4.8cm" svg:height="1.688cm" svg:x="14.199cm" svg:y="33.899cm">
          <draw:text-box>
            <text:p><text:span text:style-name="T3">Status Update</text:span></text:p>
          </draw:text-box>
        </draw:frame>
        <draw:frame draw:style-name="gr8" draw:text-style-name="P9" draw:layer="layout" svg:width="5.3cm" svg:height="3.108cm" svg:x="27cm" svg:y="30.192cm">
          <draw:text-box>
            <text:p><text:span text:style-name="T3">Loan</text:span></text:p>
          </draw:text-box>
        </draw:frame>
        <draw:frame draw:style-name="gr9" draw:text-style-name="P9" draw:layer="layout" svg:width="4.9cm" svg:height="3.733cm" svg:x="27.499cm" svg:y="21.999cm">
          <draw:text-box>
            <text:p><text:span text:style-name="T3">Monitor and</text:span></text:p>
            <text:p><text:span text:style-name="T3">Manage</text:span></text:p>
            <text:p><text:span text:style-name="T3">Transactions</text:span></text:p>
          </draw:text-box>
        </draw:frame>
        <draw:frame draw:style-name="gr10" draw:text-style-name="P9" draw:layer="layout" svg:width="5cm" svg:height="2.398cm" svg:x="27.499cm" svg:y="13.799cm">
          <draw:text-box>
            <text:p><text:span text:style-name="T5">Manage</text:span><text:span text:style-name="T3"> Bank </text:span></text:p>
            <text:p><text:span text:style-name="T3">Records</text:span></text:p>
          </draw:text-box>
        </draw:frame>
        <draw:frame draw:style-name="gr9" draw:text-style-name="P11" draw:layer="layout" svg:width="4.401cm" svg:height="3.733cm" svg:x="27.899cm" svg:y="5.098cm">
          <draw:text-box>
            <text:p><text:span text:style-name="T6">Manage </text:span></text:p>
            <text:p><text:span text:style-name="T6">Customer</text:span></text:p>
            <text:p><text:span text:style-name="T6">Information</text:span></text:p>
          </draw:text-box>
        </draw:frame>
        <draw:line draw:style-name="gr4" draw:text-style-name="P6" draw:layer="layout" svg:x1="5.498cm" svg:y1="18.799cm" svg:x2="5.523cm" svg:y2="5.199cm">
          <text:p/>
        </draw:line>
        <draw:line draw:style-name="gr4" draw:text-style-name="P6" draw:layer="layout" svg:x1="5.498cm" svg:y1="5.199cm" svg:x2="9.298cm" svg:y2="5.199cm">
          <text:p/>
        </draw:line>
        <draw:line draw:style-name="gr11" draw:text-style-name="P6" draw:layer="layout" svg:x1="15.898cm" svg:y1="5.335cm" svg:x2="25.799cm" svg:y2="5.335cm">
          <text:p/>
        </draw:line>
        <draw:line draw:style-name="gr4" draw:text-style-name="P6" draw:layer="layout" svg:x1="25.915cm" svg:y1="7.3cm" svg:x2="18.482cm" svg:y2="7.3cm">
          <text:p/>
        </draw:line>
        <draw:line draw:style-name="gr4" draw:text-style-name="P6" draw:layer="layout" svg:x1="12.298cm" svg:y1="7.299cm" svg:x2="7.498cm" svg:y2="7.299cm">
          <text:p/>
        </draw:line>
        <draw:line draw:style-name="gr11" draw:text-style-name="P6" draw:layer="layout" svg:x1="7.537cm" svg:y1="7.299cm" svg:x2="7.537cm" svg:y2="19cm">
          <text:p/>
        </draw:line>
        <draw:connector draw:style-name="gr11" draw:text-style-name="P6" draw:layer="layout" svg:x1="9.566cm" svg:y1="20.8cm" svg:x2="25.822cm" svg:y2="15.048cm" draw:end-shape="id1" svg:d="M9566 20800h7877v-5752h8379" svg:viewBox="0 0 16257 5753">
          <text:p/>
        </draw:connector>
        <draw:line draw:style-name="gr4" draw:text-style-name="P6" draw:layer="layout" svg:x1="25.999cm" svg:y1="13.699cm" svg:x2="18.799cm" svg:y2="13.699cm">
          <text:p/>
        </draw:line>
        <draw:line draw:style-name="gr4" draw:text-style-name="P6" draw:layer="layout" svg:x1="14.598cm" svg:y1="13.649cm" svg:x2="8.998cm" svg:y2="13.599cm">
          <text:p/>
        </draw:line>
        <draw:line draw:style-name="gr11" draw:text-style-name="P6" draw:layer="layout" svg:x1="8.974cm" svg:y1="13.599cm" svg:x2="8.798cm" svg:y2="18.999cm">
          <text:p/>
        </draw:line>
        <draw:line draw:style-name="gr4" draw:text-style-name="P6" draw:layer="layout" svg:x1="26.798cm" svg:y1="34.398cm" svg:x2="18.398cm" svg:y2="34.398cm">
          <text:p/>
        </draw:line>
        <draw:line draw:style-name="gr4" draw:text-style-name="P6" draw:layer="layout" svg:x1="6.999cm" svg:y1="34.398cm" svg:x2="14.399cm" svg:y2="34.448cm">
          <text:p/>
        </draw:line>
        <draw:line draw:style-name="gr11" draw:text-style-name="P6" draw:layer="layout" svg:x1="7.097cm" svg:y1="34.499cm" svg:x2="7.098cm" svg:y2="23.097cm">
          <text:p/>
        </draw:line>
        <draw:line draw:style-name="gr4" draw:text-style-name="P6" draw:layer="layout" svg:x1="8.399cm" svg:y1="23.199cm" svg:x2="8.399cm" svg:y2="24.599cm">
          <text:p/>
        </draw:line>
        <draw:line draw:style-name="gr4" draw:text-style-name="P6" draw:layer="layout" svg:x1="8.399cm" svg:y1="24.599cm" svg:x2="14.299cm" svg:y2="24.599cm">
          <text:p/>
        </draw:line>
        <draw:line draw:style-name="gr11" draw:text-style-name="P6" draw:layer="layout" svg:x1="20.099cm" svg:y1="24.449cm" svg:x2="25.9cm" svg:y2="24.449cm">
          <text:p/>
        </draw:line>
        <draw:line draw:style-name="gr4" draw:text-style-name="P6" draw:layer="layout" svg:x1="7.898cm" svg:y1="23.098cm" svg:x2="7.898cm" svg:y2="32.398cm">
          <text:p/>
        </draw:line>
        <draw:line draw:style-name="gr4" draw:text-style-name="P6" draw:layer="layout" svg:x1="7.898cm" svg:y1="32.399cm" svg:x2="14.698cm" svg:y2="32.399cm">
          <text:p/>
        </draw:line>
        <draw:line draw:style-name="gr11" draw:text-style-name="P6" draw:layer="layout" svg:x1="21.298cm" svg:y1="32.448cm" svg:x2="25.899cm" svg:y2="32.448cm">
          <text:p/>
        </draw:line>
        <draw:frame draw:style-name="gr6" draw:text-style-name="P9" draw:layer="layout" svg:width="7.4cm" svg:height="1.688cm" svg:x="38.098cm" svg:y="4.599cm">
          <draw:text-box>
            <text:p><text:span text:style-name="T3">Customer’s Information</text:span></text:p>
          </draw:text-box>
        </draw:frame>
        <draw:frame draw:style-name="gr6" draw:text-style-name="P9" draw:layer="layout" svg:width="7.4cm" svg:height="1.688cm" svg:x="9cm" svg:y="4.799cm">
          <draw:text-box>
            <text:p><text:span text:style-name="T3">Customer’s Information</text:span></text:p>
          </draw:text-box>
        </draw:frame>
        <draw:frame draw:style-name="gr6" draw:text-style-name="P9" draw:layer="layout" svg:width="7.8cm" svg:height="1.688cm" svg:x="38.299cm" svg:y="6.499cm">
          <draw:text-box>
            <text:p><text:span text:style-name="T3">Confirmed Information</text:span></text:p>
          </draw:text-box>
        </draw:frame>
        <draw:frame draw:style-name="gr6" draw:text-style-name="P9" draw:layer="layout" svg:width="4.7cm" svg:height="1.688cm" svg:x="37.499cm" svg:y="12.298cm">
          <draw:text-box>
            <text:p><text:span text:style-name="T3">Bank Offers</text:span></text:p>
          </draw:text-box>
        </draw:frame>
        <draw:frame draw:style-name="gr6" draw:text-style-name="P9" draw:layer="layout" svg:width="6.5cm" svg:height="1.688cm" svg:x="34.198cm" svg:y="15.298cm">
          <draw:text-box>
            <text:p><text:span text:style-name="T3">Transaction Details</text:span></text:p>
          </draw:text-box>
        </draw:frame>
        <draw:frame draw:style-name="gr12" draw:text-style-name="P9" draw:layer="layout" svg:width="7.301cm" svg:height="1.615cm" svg:x="35.899cm" svg:y="23.099cm">
          <draw:text-box>
            <text:p><text:span text:style-name="T3">Transaction Info</text:span></text:p>
          </draw:text-box>
        </draw:frame>
        <draw:frame draw:style-name="gr12" draw:text-style-name="P9" draw:layer="layout" svg:width="7.099cm" svg:height="1.615cm" svg:x="36.498cm" svg:y="30.598cm">
          <draw:text-box>
            <text:p><text:span text:style-name="T3">Updated Status</text:span></text:p>
          </draw:text-box>
        </draw:frame>
        <draw:frame draw:style-name="gr13" draw:text-style-name="P9" draw:layer="layout" svg:width="9.3cm" svg:height="2.6cm" svg:x="36.398cm" svg:y="33.098cm">
          <draw:text-box>
            <text:p><text:span text:style-name="T3">List Status Info</text:span></text:p>
          </draw:text-box>
        </draw:frame>
        <draw:connector draw:style-name="gr11" draw:text-style-name="P6" draw:layer="layout" svg:x1="33.573cm" svg:y1="15.048cm" svg:x2="48.798cm" svg:y2="20.998cm" draw:start-shape="id1" draw:end-shape="id2" draw:end-glue-point="3" svg:d="M33573 15048h7613v5950h7612" svg:viewBox="0 0 15226 5951">
          <text:p/>
        </draw:connector>
        <draw:line draw:style-name="gr4" draw:text-style-name="P6" draw:layer="layout" svg:x1="33.298cm" svg:y1="5.048cm" svg:x2="38.399cm" svg:y2="5.048cm">
          <text:p/>
        </draw:line>
        <draw:line draw:style-name="gr4" draw:text-style-name="P6" draw:layer="layout" svg:x1="45cm" svg:y1="5.2cm" svg:x2="53cm" svg:y2="5.2cm">
          <text:p/>
        </draw:line>
        <draw:line draw:style-name="gr11" draw:text-style-name="P6" draw:layer="layout" svg:x1="53cm" svg:y1="5.2cm" svg:x2="53cm" svg:y2="18.9cm">
          <text:p/>
        </draw:line>
        <draw:line draw:style-name="gr11" draw:text-style-name="P6" draw:layer="layout" svg:x1="38.499cm" svg:y1="6.999cm" svg:x2="33.598cm" svg:y2="7cm">
          <text:p/>
        </draw:line>
        <draw:line draw:style-name="gr4" draw:text-style-name="P6" draw:layer="layout" svg:x1="44.7cm" svg:y1="7cm" svg:x2="50.1cm" svg:y2="7cm">
          <text:p/>
        </draw:line>
        <draw:line draw:style-name="gr4" draw:text-style-name="P6" draw:layer="layout" svg:x1="50cm" svg:y1="18.8cm" svg:x2="50.101cm" svg:y2="7cm">
          <text:p/>
        </draw:line>
        <draw:line draw:style-name="gr11" draw:text-style-name="P6" draw:layer="layout" svg:x1="49.323cm" svg:y1="18.767cm" svg:x2="41.277cm" svg:y2="13.133cm">
          <text:p/>
        </draw:line>
        <draw:line draw:style-name="gr11" draw:text-style-name="P6" draw:layer="layout" svg:x1="37.9cm" svg:y1="12.898cm" svg:x2="33cm" svg:y2="12.898cm">
          <text:p/>
        </draw:line>
        <draw:line draw:style-name="gr4" draw:text-style-name="P6" draw:layer="layout" svg:x1="33.5cm" svg:y1="23.6cm" svg:x2="36.299cm" svg:y2="23.6cm">
          <text:p/>
        </draw:line>
        <draw:line draw:style-name="gr14" draw:text-style-name="P6" draw:layer="layout" svg:x1="40.696cm" svg:y1="23.7cm" svg:x2="46.799cm" svg:y2="23.7cm">
          <text:p/>
        </draw:line>
        <draw:line draw:style-name="gr4" draw:text-style-name="P6" draw:layer="layout" svg:x1="46.8cm" svg:y1="23.7cm" svg:x2="46.8cm" svg:y2="22.1cm">
          <text:p/>
        </draw:line>
        <draw:line draw:style-name="gr11" draw:text-style-name="P6" draw:layer="layout" svg:x1="46.8cm" svg:y1="22.1cm" svg:x2="48.898cm" svg:y2="22.099cm">
          <text:p/>
        </draw:line>
        <draw:line draw:style-name="gr4" draw:text-style-name="P6" draw:layer="layout" svg:x1="51.299cm" svg:y1="23.098cm" svg:x2="51.4cm" svg:y2="31.2cm">
          <text:p/>
        </draw:line>
        <draw:line draw:style-name="gr14" draw:text-style-name="P6" draw:layer="layout" svg:x1="41.398cm" svg:y1="31.198cm" svg:x2="51.4cm" svg:y2="31.2cm">
          <text:p/>
        </draw:line>
        <draw:line draw:style-name="gr15" draw:text-style-name="P6" draw:layer="layout" svg:x1="36.6cm" svg:y1="31.1cm" svg:x2="33.5cm" svg:y2="31.1cm">
          <text:p/>
        </draw:line>
        <draw:line draw:style-name="gr14" draw:text-style-name="P6" draw:layer="layout" svg:x1="33.198cm" svg:y1="33.648cm" svg:x2="36.699cm" svg:y2="33.647cm">
          <text:p/>
        </draw:line>
        <draw:line draw:style-name="gr14" draw:text-style-name="P6" draw:layer="layout" svg:x1="41.199cm" svg:y1="33.798cm" svg:x2="56.2cm" svg:y2="33.8cm">
          <text:p/>
        </draw:line>
        <draw:line draw:style-name="gr11" draw:text-style-name="P6" draw:layer="layout" svg:x1="56.198cm" svg:y1="33.798cm" svg:x2="56.098cm" svg:y2="23.5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7T10:05:49.857261846</meta:creation-date>
    <dc:date>2024-02-21T11:32:43.547929172</dc:date>
    <meta:editing-duration>PT2H9M28S</meta:editing-duration>
    <meta:editing-cycles>3</meta:editing-cycles>
    <meta:generator>LibreOffice/6.4.7.2$Linux_X86_64 LibreOffice_project/40$Build-2</meta:generator>
    <meta:document-statistic meta:object-count="71"/>
  </office:meta>
</office:document-meta>
</file>